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31A000004637CE96CD8.png" manifest:media-type="image/png"/>
  <manifest:file-entry manifest:full-path="Pictures/100000010000031A00000463775A6B73.png" manifest:media-type="image/png"/>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ula1" style:family="table">
      <style:table-properties style:width="14.102cm" fo:margin-left="0.96cm" table:align="left"/>
    </style:style>
    <style:style style:name="Taula1.A" style:family="table-column">
      <style:table-column-properties style:column-width="13.203cm"/>
    </style:style>
    <style:style style:name="Taula1.B" style:family="table-column">
      <style:table-column-properties style:column-width="0.9cm"/>
    </style:style>
    <style:style style:name="Taula1.A1" style:family="table-cell">
      <style:table-cell-properties fo:padding="0.097cm" fo:border="none"/>
    </style:style>
    <style:style style:name="Taula1.B1" style:family="table-cell">
      <style:table-cell-properties style:vertical-align="middle" fo:padding="0.097cm" fo:border="none"/>
    </style:style>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text-properties style:font-name="Comfortaa Light" fo:font-size="32pt" officeooo:rsid="00133d9c" officeooo:paragraph-rsid="00133d9c" style:font-size-asian="32pt" style:font-size-complex="32pt"/>
    </style:style>
    <style:style style:name="P3" style:family="paragraph" style:parent-style-name="Standard">
      <style:paragraph-properties fo:text-align="center" style:justify-single-word="false"/>
      <style:text-properties fo:color="#9e2050" loext:opacity="100%" style:font-name="Comfortaa Light" fo:font-size="24pt" officeooo:rsid="00134b37" officeooo:paragraph-rsid="00134b37" style:font-size-asian="21pt" style:font-size-complex="24pt"/>
    </style:style>
    <style:style style:name="P4" style:family="paragraph" style:parent-style-name="Standard">
      <style:paragraph-properties fo:text-align="center" style:justify-single-word="false"/>
      <style:text-properties style:font-name="Comfortaa Light" fo:font-size="24pt" officeooo:rsid="0003c534" officeooo:paragraph-rsid="0003c534" style:font-size-asian="21pt" style:font-size-complex="24pt"/>
    </style:style>
    <style:style style:name="P5" style:family="paragraph" style:parent-style-name="Standard" style:master-page-name="">
      <loext:graphic-properties draw:fill="none"/>
      <style:paragraph-properties fo:margin-left="0cm" fo:margin-right="1.3cm" fo:text-align="end" style:justify-single-word="false" fo:text-indent="0cm" style:auto-text-indent="false" style:page-number="auto" fo:background-color="transparent"/>
      <style:text-properties style:font-name="Comfortaa Light" fo:font-size="14pt" officeooo:rsid="0003c534" officeooo:paragraph-rsid="0003c534" style:font-size-asian="12.25pt" style:font-size-complex="14pt"/>
    </style:style>
    <style:style style:name="P6" style:family="paragraph" style:parent-style-name="Standard">
      <loext:graphic-properties draw:fill="none"/>
      <style:paragraph-properties fo:margin-left="0cm" fo:margin-right="1.3cm" fo:text-align="end" style:justify-single-word="false" fo:text-indent="0cm" style:auto-text-indent="false" fo:background-color="transparent"/>
      <style:text-properties officeooo:paragraph-rsid="0003c534"/>
    </style:style>
    <style:style style:name="P7" style:family="paragraph" style:parent-style-name="Heading_20_1">
      <style:paragraph-properties fo:break-before="page"/>
    </style:style>
    <style:style style:name="P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7632c" officeooo:paragraph-rsid="0007632c" style:font-size-asian="11pt" style:font-size-complex="11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7632c" style:font-size-asian="11pt" style:font-size-complex="11pt"/>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134b37" officeooo:paragraph-rsid="00134b37" style:font-size-asian="11pt" style:font-size-complex="11pt"/>
    </style:style>
    <style:style style:name="P11" style:family="paragraph" style:parent-style-name="Standard" style:list-style-name="L1">
      <style:paragraph-properties fo:line-height="150%" fo:text-align="justify" style:justify-single-word="false"/>
      <style:text-properties style:font-name="Liberation Sans" fo:font-size="11pt" officeooo:rsid="0007632c" officeooo:paragraph-rsid="0007632c" style:font-size-asian="11pt" style:font-size-complex="11pt"/>
    </style:style>
    <style:style style:name="P12" style:family="paragraph" style:parent-style-name="Standard">
      <style:paragraph-properties fo:line-height="150%" fo:text-align="justify" style:justify-single-word="false"/>
      <style:text-properties style:font-name="Liberation Sans" fo:font-size="11pt" officeooo:rsid="0007632c" officeooo:paragraph-rsid="0007632c" style:font-size-asian="11pt" style:font-size-complex="11pt"/>
    </style:style>
    <style:style style:name="P13" style:family="paragraph" style:parent-style-name="Heading_20_1">
      <style:text-properties officeooo:paragraph-rsid="0007632c"/>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d6e8e" style:font-size-asian="11pt" style:font-size-complex="11pt"/>
    </style:style>
    <style:style style:name="P15" style:family="paragraph">
      <style:paragraph-properties fo:text-align="center"/>
    </style:style>
    <style:style style:name="P16" style:family="paragraph" style:parent-style-name="Heading_20_1">
      <style:paragraph-properties fo:break-before="page"/>
      <style:text-properties officeooo:rsid="00111113" officeooo:paragraph-rsid="00111113"/>
    </style:style>
    <style:style style:name="P17" style:family="paragraph" style:parent-style-name="Text_20_body">
      <style:text-properties officeooo:rsid="00111113" officeooo:paragraph-rsid="00111113"/>
    </style:style>
    <style:style style:name="P18" style:family="paragraph" style:parent-style-name="Heading_20_1">
      <style:text-properties officeooo:rsid="0009c818" officeooo:paragraph-rsid="0009c818"/>
    </style:style>
    <style:style style:name="P1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Liberation Sans" fo:font-size="11pt" officeooo:rsid="0003c534" officeooo:paragraph-rsid="00050243" style:font-size-asian="11pt" style:font-size-complex="11pt"/>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3c534" officeooo:paragraph-rsid="00050243" style:font-size-asian="11pt" style:font-size-complex="11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50243" style:font-size-asian="11pt" style:font-size-complex="11pt"/>
    </style:style>
    <style:style style:name="P22" style:family="paragraph" style:parent-style-name="Text_20_body">
      <style:text-properties officeooo:rsid="000b8e04" officeooo:paragraph-rsid="000b8e04"/>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0f29" style:font-size-asian="11pt" style:font-size-complex="11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1982" style:font-size-asian="11pt" style:font-size-complex="11pt"/>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ea5e2" style:font-size-asian="11pt" style:font-size-complex="11pt"/>
    </style:style>
    <style:style style:name="P26" style:family="paragraph" style:parent-style-name="Heading_20_3">
      <style:text-properties officeooo:paragraph-rsid="000ff6d6"/>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ff6d6" style:font-size-asian="11pt" style:font-size-complex="11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ff6d6" officeooo:paragraph-rsid="000ff6d6" style:font-size-asian="11pt" style:font-size-complex="11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0957" style:font-size-asian="11pt" style:font-size-complex="11pt"/>
    </style:style>
    <style:style style:name="P30" style:family="paragraph" style:parent-style-name="Heading_20_1">
      <style:text-properties officeooo:paragraph-rsid="00110957"/>
    </style:style>
    <style:style style:name="P31" style:family="paragraph" style:parent-style-name="Heading_20_2">
      <style:text-properties officeooo:paragraph-rsid="00110957"/>
    </style:style>
    <style:style style:name="P32" style:family="paragraph" style:parent-style-name="Heading_20_3">
      <style:text-properties officeooo:paragraph-rsid="00110957"/>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1113" style:font-size-asian="11pt" style:font-size-complex="11pt"/>
    </style:style>
    <style:style style:name="P34" style:family="paragraph" style:parent-style-name="Heading_20_2">
      <style:text-properties officeooo:paragraph-rsid="00111113"/>
    </style:style>
    <style:style style:name="P35" style:family="paragraph" style:parent-style-name="Heading_20_2" style:list-style-name="">
      <style:text-properties officeooo:rsid="0008cecc" officeooo:paragraph-rsid="0008cecc"/>
    </style:style>
    <style:style style:name="P36" style:family="paragraph" style:parent-style-name="Heading_20_2">
      <style:paragraph-properties fo:break-before="page"/>
      <style:text-properties officeooo:rsid="0008cecc" officeooo:paragraph-rsid="0008cecc"/>
    </style:style>
    <style:style style:name="P3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50243" style:font-size-asian="11pt" style:font-size-complex="11pt"/>
    </style:style>
    <style:style style:name="P3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50243" style:font-size-asian="11pt" style:font-size-complex="11pt"/>
    </style:style>
    <style:style style:name="P39" style:family="paragraph" style:parent-style-name="Standard" style:list-style-name="L2">
      <loext:graphic-properties draw:fill="none"/>
      <style:paragraph-properties fo:line-height="115%" fo:text-align="justify" style:justify-single-word="false" fo:background-color="transparent"/>
      <style:text-properties style:font-name="Liberation Sans" fo:font-size="11pt" officeooo:rsid="000500ee" officeooo:paragraph-rsid="00050243" style:font-size-asian="11pt" style:font-size-complex="11pt"/>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officeooo:rsid="0003c534" officeooo:paragraph-rsid="0003c534" style:font-size-asian="12.25pt" style:font-size-complex="14pt"/>
    </style:style>
    <style:style style:name="P4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3c534" style:font-size-asian="11pt" style:font-size-complex="11pt"/>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3c534" style:font-size-asian="11pt" style:font-size-complex="11pt"/>
    </style:style>
    <style:style style:name="P43" style:family="paragraph" style:parent-style-name="Table_20_Contents">
      <style:paragraph-properties fo:text-align="justify" style:justify-single-word="false"/>
      <style:text-properties style:font-name="Liberation Sans" fo:font-size="11pt" style:font-size-asian="11pt" style:font-size-complex="11pt"/>
    </style:style>
    <style:style style:name="P44" style:family="paragraph" style:parent-style-name="Table_20_Contents">
      <style:paragraph-properties fo:text-align="center" style:justify-single-word="false"/>
      <style:text-properties style:font-name="Liberation Sans" fo:font-size="11pt" officeooo:rsid="00050243" officeooo:paragraph-rsid="00050243" style:font-size-asian="11pt" style:font-size-complex="11pt"/>
    </style:style>
    <style:style style:name="P45" style:family="paragraph" style:parent-style-name="Table_20_Contents">
      <style:paragraph-properties fo:text-align="justify" style:justify-single-word="false"/>
      <style:text-properties style:font-name="Liberation Sans" fo:font-size="11pt" officeooo:rsid="00050243" officeooo:paragraph-rsid="00050243" style:font-size-asian="11pt" style:font-size-complex="11pt"/>
    </style:style>
    <style:style style:name="P46" style:family="paragraph" style:parent-style-name="Table_20_Contents" style:list-style-name="L3">
      <style:paragraph-properties fo:text-align="justify" style:justify-single-word="false"/>
      <style:text-properties style:font-name="Liberation Sans" fo:font-size="11pt" officeooo:rsid="00050243" officeooo:paragraph-rsid="00050243" style:font-size-asian="11pt" style:font-size-complex="11pt"/>
    </style:style>
    <style:style style:name="P47" style:family="paragraph" style:parent-style-name="Table_20_Contents" style:list-style-name="L3">
      <style:paragraph-properties fo:text-align="justify" style:justify-single-word="false"/>
      <style:text-properties style:font-name="Liberation Sans" fo:font-size="11pt" officeooo:rsid="00068dad" officeooo:paragraph-rsid="00068dad" style:font-size-asian="11pt" style:font-size-complex="11pt"/>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500ee" officeooo:paragraph-rsid="0003c534" style:font-size-asian="11pt" style:font-size-complex="11pt"/>
    </style:style>
    <style:style style:name="T1" style:family="text">
      <style:text-properties fo:color="#9e2050" loext:opacity="100%" fo:font-weight="bold" style:font-weight-asian="bold" style:font-weight-complex="bold"/>
    </style:style>
    <style:style style:name="T2" style:family="text">
      <style:text-properties fo:color="#9e2050" loext:opacity="100%" style:font-name="Comfortaa Light" fo:font-size="14pt" fo:font-weight="bold" officeooo:rsid="0003c534" style:font-size-asian="12.25pt" style:font-weight-asian="bold" style:font-size-complex="14pt" style:font-weight-complex="bold"/>
    </style:style>
    <style:style style:name="T3" style:family="text">
      <style:text-properties style:font-name="Comfortaa Light" fo:font-size="14pt" officeooo:rsid="0003c534" style:font-size-asian="12.25pt" style:font-size-complex="14pt"/>
    </style:style>
    <style:style style:name="T4" style:family="text">
      <style:text-properties officeooo:rsid="0007632c"/>
    </style:style>
    <style:style style:name="T5" style:family="text">
      <style:text-properties officeooo:rsid="00134b37"/>
    </style:style>
    <style:style style:name="T6" style:family="text">
      <style:text-properties officeooo:rsid="00159b76"/>
    </style:style>
    <style:style style:name="T7" style:family="text">
      <style:text-properties officeooo:rsid="0014fe7d"/>
    </style:style>
    <style:style style:name="T8" style:family="text">
      <style:text-properties officeooo:rsid="000d6e8e"/>
    </style:style>
    <style:style style:name="T9" style:family="text">
      <style:text-properties officeooo:rsid="0008247b"/>
    </style:style>
    <style:style style:name="T10" style:family="text">
      <style:text-properties officeooo:rsid="00111113"/>
    </style:style>
    <style:style style:name="T11" style:family="text">
      <style:text-properties officeooo:rsid="000b8e04"/>
    </style:style>
    <style:style style:name="T12" style:family="text">
      <style:text-properties officeooo:rsid="000d0f29"/>
    </style:style>
    <style:style style:name="T13" style:family="text">
      <style:text-properties officeooo:rsid="000d1982"/>
    </style:style>
    <style:style style:name="T14" style:family="text">
      <style:text-properties officeooo:rsid="000ea5e2"/>
    </style:style>
    <style:style style:name="T15" style:family="text">
      <style:text-properties officeooo:rsid="000ff6d6"/>
    </style:style>
    <style:style style:name="T16" style:family="text">
      <style:text-properties officeooo:rsid="00110957"/>
    </style:style>
    <style:style style:name="T17" style:family="text">
      <style:text-properties officeooo:rsid="00068da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cte elèctric de ...</text:p>
      <text:p text:style-name="P3">Plec de Condicions</text:p>
      <text:p text:style-name="P4"/>
      <text:p text:style-name="P4"/>
      <text:p text:style-name="P4"/>
      <text:p text:style-name="P4"/>
      <text:p text:style-name="P4"/>
      <text:p text:style-name="P4"/>
      <text:p text:style-name="P4"/>
      <text:p text:style-name="P4"/>
      <text:p text:style-name="P4"/>
      <text:p text:style-name="P4"/>
      <text:p text:style-name="P5"><text:span text:style-name="T1">Alumne:</text:span> Aquí el nom de l’alumne</text:p>
      <text:p text:style-name="P6"><text:span text:style-name="T2">Professor: </text:span><text:span text:style-name="T3">Aquí el nom del professor</text:span></text:p>
      <text:p text:style-name="P6"><text:span text:style-name="T2">Grup:</text:span><text:span text:style-name="T3"> Aquí el codi del grup</text:span></text:p>
      <text:p text:style-name="P6"><text:span text:style-name="T2">Any:</text:span><text:span text:style-name="T3"> Aquí l’any escolar (per exemple 25/26)</text:span></text:p>
      <text:h text:style-name="P7" text:outline-level="1">1. <text:span text:style-name="T4">Objecte</text:span></text:h>
      <text:p text:style-name="P8">L’objecte d’aquest <text:span text:style-name="T5">plec</text:span> és ...</text:p>
      <text:h text:style-name="Heading_20_1" text:outline-level="1">2. <text:span text:style-name="T5">Condicions de tipus general</text:span></text:h>
      <text:h text:style-name="Heading_20_2" text:outline-level="2">2.1. Condicions d’Índole legal</text:h>
      <text:p text:style-name="P9">Una vegada adjudicades les obres, el contractista disposarà d'un lloc adequat on puguin estendre's els plans i d'una zona per a realitzar cures d'urgència dotada d'una farmaciola en la seva proximitat.</text:p>
      <text:p text:style-name="P9"/>
      <text:p text:style-name="P9">El pagament d'impostos o <text:span text:style-name="T5">arbitratge</text:span> en general, llicències municipals o d'un altre origen, tanques, enllumenat, multes, etc. l'abonament de les quals ha de fer-se durant el temps d'execució de les obres i per conceptes inherents als propis treballs que es realitzen, seran a càrrec del contractista.</text:p>
      <text:p text:style-name="P9"/>
      <text:h text:style-name="Heading_20_2" text:outline-level="2">2.2. Relacions entre els documents del projecte i la normativa</text:h>
      <text:h text:style-name="Heading_20_3" text:outline-level="3">2.2.1. Contradiccions entre els documents del projecte</text:h>
      <text:p text:style-name="P10">En el cas que apareguin contradiccions entre els diferents Documents contractuals del Projecte, la interpretació correspondrà al Director d'Obra, establint-se el criteri general que, excepte indicació en sentit contrari, l'ordre de prioritat és:</text:p>
      <text:list xml:id="list1390950894" text:style-name="L1">
        <text:list-item>
          <text:p text:style-name="P11">Plec de Prescripcions Tècniques</text:p>
        </text:list-item>
        <text:list-item>
          <text:p text:style-name="P11">Plans</text:p>
        </text:list-item>
        <text:list-item>
          <text:p text:style-name="P11">Pressupost</text:p>
        </text:list-item>
        <text:list-item>
          <text:p text:style-name="P11">Memòria i Annexos</text:p>
        </text:list-item>
      </text:list>
      <text:p text:style-name="P10"/>
      <text:p text:style-name="P10">Concretament: En el cas d'existir contradicció entre Memòria i Plans, prevaldran aquests sobre aquella; entre Memòria i Pressupost, prevaldrà aquest sobre aquella. En cas de contradicció entre el Plec de Prescripcions Tècniques i le Pressupost, prevaldrà aquellnsobre aquest.</text:p>
      <text:p text:style-name="P10"/>
      <text:p text:style-name="P10"><text:soft-page-break/>L'esmentat en el Plec de Prescripcions Tècniques i omès en els Plans, o viceversa, haurà de ser executat com si estigués exposat en tots dos documents, sempre que quedi prou definida la unitat d'obra corresponent, i aquesta tingui preu en el Pressupost. El Contractista estarà obligat a posar com més aviat millor en coneixement del Director d'Obra qualsevol discrepància que observi en els plans del Projecte o qualsevol altra circumstància sorgida durant l'execució dels treballs, que donés lloc a possibles modificacions del Projecte.</text:p>
      <text:p text:style-name="P10"/>
      <text:p text:style-name="P10">Les omissions en els Plans i en el Plec, i les descripcions errònies dels detalls de l'obra que siguin indispensables per a desenvolupar l'esperit o intenció exposats en els citats documents i que, per ús o costum, hagin de ser realitzats, no sols no eximiran al Contractista de l'obligació d'executar aquests detalls d'obra omesos o erròniament descrits, sinó que, al contrari, hauran de ser executats per aquest com si haguessin estat completa i correctament especificats en els documents del Projecte. Serà responsabilitat del Contractista, l'elaboració de quants plans de detall siguin necessaris per a la corresponent realització de les obres.</text:p>
      <text:p text:style-name="P10"/>
      <text:h text:style-name="Heading_20_3" text:outline-level="3">2.2.2. Contradiccions entre el projecte i la legislació administrativa general</text:h>
      <text:p text:style-name="P10">En aquest cas prevaldran les disposicions generals (Lleis, Reglaments, Reials decrets,</text:p>
      <text:p text:style-name="P10">Ordres, etc.).</text:p>
      <text:p text:style-name="P10"/>
      <text:h text:style-name="Heading_20_3" text:outline-level="3">2.2.3. Contradiccions entre <text:span text:style-name="T6">el projecte</text:span> i la normativa tècnica.</text:h>
      <text:p text:style-name="P10">Com a criteri general, prevaldrà el que s'estableix en el Projecte, tret que en el present Plec es faci indicació expressa que és d'aplicació preferent un article precís d'una Norma concreta, i en aquest cas prevaldrà el que s'estableix en aquest article.</text:p>
      <text:p text:style-name="P10"/>
      <text:p text:style-name="P10">2.3. Mitjans humans del contractista</text:p>
      <text:p text:style-name="P10"/>
      <text:p text:style-name="P10">El Contractista es compromet a dur a terme l'activitat, objecte del present Plec, amb els mitjans humans i materials adequats a tal fi.</text:p>
      <text:p text:style-name="P10"/>
      <text:p text:style-name="P10">La facultat de direcció, organització i control dels treballadors correspon a l'Empresa adjudicatària.</text:p>
      <text:p text:style-name="P10"><text:soft-page-break/>No obstant això, el Contractista, es compromet a adoptar totes aquelles mesures que consideri necessàries perquè el seu personal compleixi amb els següents requisits:</text:p>
      <text:p text:style-name="P10"/>
      <text:p text:style-name="P10">Utilitzar la roba de treball o <text:span text:style-name="T7">uniforme</text:span> reglamentàri i mantenir-la en perfecte estat de presentació, així com els distintius de l'empresa adjudicatària establerts (si és que la prestació dels serveis exigís la utilització d'uniforme).</text:p>
      <text:p text:style-name="P10"/>
      <text:list xml:id="list120749713248944" text:continue-numbering="true" text:style-name="L1">
        <text:list-item>
          <text:p text:style-name="P11">Realitzar la seva activitat amb una plantilla de treballadors adequada per al rendiment òptim i qualitat del servei. Respecte del personal del Contractista, adscrit a l'activitat <text:s/>objecte d'aquest Plec, una vegada finalitzada aquesta o si la mateixa es resolgués abans de finalitzar la vigència pactada, s'estarà al que es disposa en la legislació vigent i en els propis convenis col·lectius que resultin d'aplicació en matèria de subrogació empresarial.</text:p>
        </text:list-item>
        <text:list-item>
          <text:p text:style-name="P11">Acceptar totes les responsabilitats que es derivin de les relacions que pugui establir amb terceres persones durant la vigència de l'assistència tècnica, per a desenvolupar l'objecte d'aquesta, per la qual cosa el promotor no se subrogarà en aquestes relacions.</text:p>
        </text:list-item>
        <text:list-item>
          <text:p text:style-name="P11">El personal del Contractista quedarà sotmès a les normes que sobre la seguretat, policia i règim interior regeixin en el Centre de treball.</text:p>
        </text:list-item>
        <text:list-item>
          <text:p text:style-name="P11">Compliment de tota la normativa aplicable als treballadors en matèria de treball, ocupació, Seguretat Social i prevenció de riscos laborals.</text:p>
        </text:list-item>
      </text:list>
      <text:p text:style-name="P12"/>
      <text:h text:style-name="P13" text:outline-level="1"><text:span text:style-name="T4">3</text:span>. <text:span text:style-name="T4">Antecedents</text:span></text:h>
      <text:p text:style-name="P9">Les necessitats exposades en aquest projecte neixen dels requisits especificats pel client (vegeu acta de reunió núm. XXX a l’annex actes de reunió).</text:p>
      <text:p text:style-name="P9"/>
      <text:p text:style-name="P9">Els plànols d’arquitectura han estat facilitats per l’estudi ... amb data ...</text:p>
      <text:p text:style-name="P9"/>
      <text:p text:style-name="P14"><text:span text:style-name="T8">L’estat prèvi de (l’edifici, terreny, etc.) és. </text:span>Afegir els antecedents que consideris necessaris.</text:p>
      <text:h text:style-name="P13" text:outline-level="1"><text:span text:style-name="T4">4</text:span>. <text:span text:style-name="T4">Normes i referències</text:span></text:h>
      <text:list xml:id="list120749050260653" text:continue-numbering="true" text:style-name="L1">
        <text:list-item>
          <text:p text:style-name="P11">Llei ...</text:p>
        </text:list-item>
        <text:list-item>
          <text:p text:style-name="P11"><text:soft-page-break/>UNE</text:p>
        </text:list-item>
        <text:list-item>
          <text:p text:style-name="P11">RD</text:p>
        </text:list-item>
        <text:list-item>
          <text:p text:style-name="P11">Ordre Ministerial</text:p>
        </text:list-item>
        <text:list-item>
          <text:p text:style-name="P11">Decret</text:p>
        </text:list-item>
        <text:list-item>
          <text:p text:style-name="P11">Circular d’indústria</text:p>
        </text:list-item>
      </text:list>
      <text:h text:style-name="P13" text:outline-level="1"><text:span text:style-name="T4">5</text:span>. <text:span text:style-name="T4">Definicions i abreviatures</text:span></text:h>
      <text:list text:continue-numbering="true" text:style-name="L1">
        <text:list-item>
          <text:p text:style-name="P11">RD: Reial decret</text:p>
        </text:list-item>
      </text:list>
      <text:h text:style-name="P13" text:outline-level="1"><text:span text:style-name="T9">6</text:span>. <text:span text:style-name="T9">Previsió de potències</text:span></text:h>
      <text:p text:style-name="P9">Fer una taula amb superfícies, requisits dels habitatges i tots els condicionants que fan que sigui electrificació bàsica o elevada.</text:p>
      <text:p text:style-name="P9">Fer una taula amb els locals</text:p>
      <text:p text:style-name="P9"><draw:line text:anchor-type="paragraph" draw:z-index="21" draw:name="Línia horitzontal 2" draw:style-name="gr1" draw:text-style-name="P15" svg:x1="12.827cm" svg:y1="0.099cm" svg:x2="14.589cm" svg:y2="0.099cm"><text:p/></draw:line>Fer els càlculs de previsió de potències de les zones comunes, garatges i vehicle elèctric, etc.</text:p>
      <text:p text:style-name="P9">HA DE SORTIR UNA POTÈNCIA D’AQUÍ.</text:p>
      <text:h text:style-name="P16" text:outline-level="1">7. Requisits de disseny i anàlisi de solucions</text:h>
      <text:p text:style-name="P17">Argumentar.</text:p>
      <text:h text:style-name="P18" text:outline-level="1"><text:span text:style-name="T10">8</text:span>. <text:span text:style-name="T8">Instal·lació d’enllaç</text:span></text:h>
      <text:p text:style-name="P9"/>
      <text:h text:style-name="Heading_20_2" text:outline-level="2"><text:span text:style-name="T10">8</text:span>.1. <text:span text:style-name="T11">E</text:span>squemes de la instal·lació d’enlla<text:span text:style-name="T11">ç</text:span></text:h>
      <text:p text:style-name="P9">S’utilitza equema 2.1, 2.2.1?? <text:span text:style-name="T11">Argumentar.</text:span></text:p>
      <text:p text:style-name="P9"/>
      <text:h text:style-name="Heading_20_2" text:outline-level="2"><text:span text:style-name="T10">8</text:span>.2. Escomesa</text:h>
      <text:p text:style-name="P9">Escomesa subterrània o aèria?</text:p>
      <text:p text:style-name="P9"/>
      <text:h text:style-name="Heading_20_2" text:outline-level="2"><text:span text:style-name="T10">8</text:span>.3. CGP</text:h>
      <text:p text:style-name="P19">Tipus de CGP admeses atenent a la escomesa i a NRZ103.</text:p>
      <text:p text:style-name="P20">La CGP serà esquema <text:s/>(7?, 9?), ...</text:p>
      <text:p text:style-name="P21">Dins d eles CGP s’instal·laran curtcircuits fusibles ... </text:p>
      <text:p text:style-name="P22"/>
      <text:h text:style-name="Heading_20_2" text:outline-level="2"><text:span text:style-name="T10">8</text:span>.4. LGA</text:h>
      <text:p text:style-name="P19">Tipus de LGA atenent NRZ103 i REBT.</text:p>
      <text:p text:style-name="P20">La LGA discorrerà ... (entubada? enterrada?) amb cablejat amb aïllament ... (<text:span text:style-name="T12">450/750 V? Opacidad reducida? PVC? XLPE? </text:span>unipolar? Multipolar?). <text:span text:style-name="T12">Reflexar característiques fitxa tècnica.</text:span></text:p>
      <text:p text:style-name="P21">El traçat de la LGA serà el més curt i rectilini possible ... (reflexar normativa NRZ103 i REBT)</text:p>
      <text:p text:style-name="P20"/>
      <text:h text:style-name="Heading_20_2" text:outline-level="2"><text:soft-page-break/><text:span text:style-name="T10">8</text:span>.5. CC</text:h>
      <text:h text:style-name="Heading_20_3" text:outline-level="3"><text:span text:style-name="T10">8</text:span>.5.1. Generalitats.</text:h>
      <text:p text:style-name="P23">Reflexar NRZ</text:p>
      <text:p text:style-name="P23"/>
      <text:h text:style-name="Heading_20_3" text:outline-level="3"><text:span text:style-name="T10">8</text:span>.5.2. Forma de col·locació</text:h>
      <text:p text:style-name="P23">Armari? Local?</text:p>
      <text:p text:style-name="P23"/>
      <text:h text:style-name="Heading_20_3" text:outline-level="3"><text:span text:style-name="T10">8</text:span>.5.3. Unitats funcionals instal·lades</text:h>
      <text:p text:style-name="P23">IGM, ...</text:p>
      <text:p text:style-name="P23"/>
      <text:h text:style-name="Heading_20_2" text:outline-level="2"><text:span text:style-name="T10">8</text:span>.6. Derivacions individuals</text:h>
      <text:p text:style-name="P23">Similar a LGA</text:p>
      <text:p text:style-name="P23"/>
      <text:h text:style-name="Heading_20_2" text:outline-level="2"><text:span text:style-name="T10">8</text:span>.7. Dispositius generals de comandament i protecció</text:h>
      <text:p text:style-name="P23">Reflexar NRZ i REBT</text:p>
      <text:p text:style-name="P23"/>
      <text:h text:style-name="Heading_20_3" text:outline-level="3"><text:span text:style-name="T10">8</text:span>.7.1. DGMP</text:h>
      <text:p text:style-name="P24">Reflexar NRZ i REBT</text:p>
      <text:p text:style-name="P24"/>
      <text:h text:style-name="Heading_20_3" text:outline-level="3"><text:span text:style-name="T10">8</text:span>.7.2. IGA</text:h>
      <text:p text:style-name="P24">Reflexar NRZ i REBT</text:p>
      <text:p text:style-name="P24"/>
      <text:h text:style-name="Heading_20_3" text:outline-level="3"><text:span text:style-name="T10">8</text:span>.7.<text:span text:style-name="T13">3</text:span>. ICP</text:h>
      <text:p text:style-name="P24">Reflexar NRZ i REBT</text:p>
      <text:p text:style-name="P24"/>
      <text:h text:style-name="Heading_20_3" text:outline-level="3"><text:span text:style-name="T10">8</text:span>.7.<text:span text:style-name="T13">4</text:span>. Sobretensions</text:h>
      <text:p text:style-name="P24">Reflexar NRZ i REBT</text:p>
      <text:p text:style-name="P23"><text:soft-page-break/></text:p>
      <text:h text:style-name="Heading_20_1" text:outline-level="1"><text:span text:style-name="T10">9</text:span>. Sistema de posada a terra de l’edifici</text:h>
      <text:h text:style-name="Heading_20_2" text:outline-level="2"><text:span text:style-name="T10">9</text:span>.1. Sistema de connexió del neutre i de les masses</text:h>
      <text:h text:style-name="Heading_20_2" text:outline-level="2"><text:span text:style-name="T10">9</text:span>.2. <text:span text:style-name="T14">Instal·lació de posada a terra</text:span></text:h>
      <text:p text:style-name="P25">Reflexar REBT</text:p>
      <text:h text:style-name="P26" text:outline-level="3"><text:span text:style-name="T10">9</text:span>.2.1. <text:span text:style-name="T15">Punt de posada a terra</text:span></text:h>
      <text:p text:style-name="P27">Reflexar REBT</text:p>
      <text:h text:style-name="P26" text:outline-level="3"><text:span text:style-name="T10">9</text:span>.2.<text:span text:style-name="T15">2</text:span>. <text:span text:style-name="T15">Tipus d’instal·lació</text:span></text:h>
      <text:p text:style-name="P27">Reflexar REBT</text:p>
      <text:h text:style-name="Heading_20_3" text:outline-level="3"><text:span text:style-name="T10">9</text:span>.2.<text:span text:style-name="T15">3</text:span>. Elèctrode de posada a terra</text:h>
      <text:p text:style-name="P25">Reflexar REBT</text:p>
      <text:h text:style-name="Heading_20_3" text:outline-level="3"><text:span text:style-name="T10">9</text:span>.2.<text:span text:style-name="T15">4</text:span>. Conductor</text:h>
      <text:p text:style-name="P25">Reflexar REBT</text:p>
      <text:h text:style-name="Heading_20_3" text:outline-level="3"><text:span text:style-name="T10">9</text:span>.2.<text:span text:style-name="T15">5</text:span>. Borne</text:h>
      <text:p text:style-name="P25">Reflexar REBT</text:p>
      <text:h text:style-name="Heading_20_3" text:outline-level="3"><text:span text:style-name="T10">9</text:span>.2.6. Linies principals de terra i derivacions</text:h>
      <text:p text:style-name="P27">Reflexar REBT</text:p>
      <text:h text:style-name="Heading_20_3" text:outline-level="3"><text:span text:style-name="T10">9</text:span>.2.<text:span text:style-name="T15">7</text:span>. Conductor de protecció</text:h>
      <text:p text:style-name="P25">Reflexar REBT</text:p>
      <text:h text:style-name="Heading_20_3" text:outline-level="3"><text:span text:style-name="T10">9</text:span>.2.<text:span text:style-name="T15">8</text:span>. Conductor d’equipotencialitat</text:h>
      <text:p text:style-name="P25">Reflexar REBT</text:p>
      <text:h text:style-name="Heading_20_3" text:outline-level="3"><text:span text:style-name="T10">9</text:span>.2.<text:span text:style-name="T15">9</text:span>. Resistència de la toma de terra</text:h>
      <text:p text:style-name="P25">Reflexar REBT</text:p>
      <text:p text:style-name="P28"/>
      <text:p text:style-name="P28"/>
      <text:h text:style-name="Heading_20_1" text:outline-level="1"><text:soft-page-break/><text:span text:style-name="T10">10</text:span>. Instal·lacions interiors <text:span text:style-name="T8">zones comuns</text:span></text:h>
      <text:h text:style-name="Heading_20_2" text:outline-level="2"><text:span text:style-name="T10">10</text:span>.1. Generalitats</text:h>
      <text:p text:style-name="P29">Reflexar REBT</text:p>
      <text:h text:style-name="Heading_20_2" text:outline-level="2"><text:span text:style-name="T10">10</text:span>.2. Sistemes d’instal·lació</text:h>
      <text:p text:style-name="P29">Reflexar REBT</text:p>
      <text:h text:style-name="Heading_20_2" text:outline-level="2"><text:span text:style-name="T10">10</text:span>.3. Tubs i canals</text:h>
      <text:p text:style-name="P29">Reflexar REBT</text:p>
      <text:h text:style-name="Heading_20_2" text:outline-level="2"><text:span text:style-name="T10">10</text:span>.4. Cablejat</text:h>
      <text:p text:style-name="P29">Reflexar REBT</text:p>
      <text:h text:style-name="Heading_20_2" text:outline-level="2"><text:span text:style-name="T10">10</text:span>.5. Sistemes <text:span text:style-name="T16">de protecció</text:span></text:h>
      <text:h text:style-name="Heading_20_3" text:outline-level="3"><text:span text:style-name="T10">10</text:span>.5.1. Sobreintensitats i curtcircuits</text:h>
      <text:p text:style-name="P29">Reflexar REBT</text:p>
      <text:h text:style-name="Heading_20_3" text:outline-level="3"><text:span text:style-name="T10">10</text:span>.5.2. Sobretensions</text:h>
      <text:p text:style-name="P29">Reflexar REBT</text:p>
      <text:h text:style-name="Heading_20_3" text:outline-level="3"><text:span text:style-name="T10">10.</text:span>5.3. Contactes directes i indirectes</text:h>
      <text:p text:style-name="P29">Reflexar REBT</text:p>
      <text:p text:style-name="P23"/>
      <text:h text:style-name="P30" text:outline-level="1"><text:span text:style-name="T16">1</text:span><text:span text:style-name="T10">1</text:span>. Instal·lacions interiors <text:span text:style-name="T16">habitatges</text:span></text:h>
      <text:h text:style-name="P31" text:outline-level="2"><text:span text:style-name="T10">11</text:span>.1. Generalitats</text:h>
      <text:p text:style-name="P29">Reflexar REBT</text:p>
      <text:h text:style-name="P31" text:outline-level="2"><text:span text:style-name="T10">11</text:span>.2. Sistemes d’instal·lació</text:h>
      <text:p text:style-name="P29">Reflexar REBT</text:p>
      <text:h text:style-name="P31" text:outline-level="2"><text:soft-page-break/><text:span text:style-name="T10">11</text:span>.3. Tubs i canals</text:h>
      <text:p text:style-name="P29">Reflexar REBT</text:p>
      <text:h text:style-name="P31" text:outline-level="2"><text:span text:style-name="T10">11</text:span>.4. Cablejat</text:h>
      <text:p text:style-name="P29">Reflexar REBT</text:p>
      <text:h text:style-name="P31" text:outline-level="2"><text:span text:style-name="T10">11</text:span>.5. Sistemes <text:span text:style-name="T16">de protecció</text:span></text:h>
      <text:h text:style-name="P32" text:outline-level="3"><text:span text:style-name="T10">11</text:span>.5.1. Sobreintensitats i curtcircuits</text:h>
      <text:p text:style-name="P29">Reflexar REBT</text:p>
      <text:h text:style-name="P32" text:outline-level="3"><text:span text:style-name="T10">11</text:span>.5.2. Sobretensions</text:h>
      <text:p text:style-name="P29">Reflexar REBT</text:p>
      <text:h text:style-name="P32" text:outline-level="3"><text:span text:style-name="T10">11</text:span>.5.3. Contactes directes i indirectes</text:h>
      <text:p text:style-name="P29">Reflexar REBT</text:p>
      <text:p text:style-name="P29"/>
      <text:h text:style-name="Heading_20_2" text:outline-level="2"><text:span text:style-name="T10">11</text:span>.6. Circuits</text:h>
      <text:p text:style-name="P29">Reflexar REBT</text:p>
      <text:h text:style-name="Heading_20_2" text:outline-level="2"><text:span text:style-name="T10">11</text:span>.7. Punts d’utilització</text:h>
      <text:p text:style-name="P29">Reflexar REBT</text:p>
      <text:h text:style-name="Heading_20_2" text:outline-level="2">1<text:span text:style-name="T10">1</text:span>.8. Instal·lacions a local amb bañera o dutxa</text:h>
      <text:p text:style-name="P33">Reflexar REBT</text:p>
      <text:h text:style-name="P34" text:outline-level="2">1<text:span text:style-name="T10">1</text:span>.<text:span text:style-name="T10">9</text:span>. Instal·lacions a local <text:span text:style-name="T10">humit o mullat i exteriors.</text:span></text:h>
      <text:p text:style-name="P33">Reflexar REBT</text:p>
      <text:h text:style-name="P35" text:outline-level="2"/>
      <text:h text:style-name="P36" text:outline-level="2">1.1. Encapçalament nivell 2</text:h>
      <text:p text:style-name="P37">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p>
      <text:p text:style-name="P38"/>
      <text:list text:style-name="L2">
        <text:list-item>
          <text:p text:style-name="P39">Element 1 de la llista</text:p>
        </text:list-item>
        <text:list-item>
          <text:p text:style-name="P39">Element 2</text:p>
        </text:list-item>
        <text:list-item>
          <text:p text:style-name="P39">Element 3</text:p>
          <text:list>
            <text:list-item>
              <text:p text:style-name="P39">Element 3.1</text:p>
            </text:list-item>
            <text:list-item>
              <text:p text:style-name="P39">Element 3.2</text:p>
              <text:list>
                <text:list-item>
                  <text:p text:style-name="P39">Element 3.2.1</text:p>
                </text:list-item>
                <text:list-item>
                  <text:p text:style-name="P39">Element 3.2.2</text:p>
                </text:list-item>
              </text:list>
            </text:list-item>
            <text:list-item>
              <text:p text:style-name="P39">Element 3.3</text:p>
            </text:list-item>
          </text:list>
        </text:list-item>
        <text:list-item>
          <text:p text:style-name="P39">Element 4</text:p>
        </text:list-item>
      </text:list>
      <text:p text:style-name="P38"/>
      <text:p text:style-name="P38">Excepteur sint obcaecat cupiditat non proident, sunt in culpa qui officia deserunt mollit anim id est laborum.</text:p>
      <text:h text:style-name="Heading_20_3" text:outline-level="3">1.1.1 Encapçalament nivell 3</text:h>
      <text:p text:style-name="P37">Text normal. Lorem ipsum dolor sit amet, consectetur adipisici elit, sed eiusmod tempor incidunt ut labore et dolore magna aliqua. </text:p>
      <text:p text:style-name="P38"/>
      <text:p text:style-name="P38">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h text:style-name="Heading_20_4" text:outline-level="4">Encapçalament 4 (utilitzar NOMÉS en casos MOLT especials)</text:h>
      <text:p text:style-name="P40"/>
      <text:p text:style-name="P41">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2"/>
      <table:table table:name="Taula1" table:style-name="Taula1">
        <table:table-column table:style-name="Taula1.A"/>
        <table:table-column table:style-name="Taula1.B"/>
        <text:soft-page-break/>
        <table:table-row>
          <table:table-cell table:style-name="Taula1.A1" office:value-type="string">
            <text:p text:style-name="P43"><draw:frame draw:style-name="fr1" draw:name="Objecte1" text:anchor-type="as-char" svg:y="-0.716cm" svg:width="2.715cm" svg:height="1.718cm" draw:z-index="0"><draw:object xlink:href="./Object 1" xlink:type="simple" xlink:show="embed" xlink:actuate="onLoad"/><draw:image xlink:href="./ObjectReplacements/Object 1" xlink:type="simple" xlink:show="embed" xlink:actuate="onLoad"/><svg:desc>fórmula</svg:desc></draw:frame></text:p>
          </table:table-cell>
          <table:table-cell table:style-name="Taula1.B1" office:value-type="string">
            <text:p text:style-name="P44">(1)</text:p>
          </table:table-cell>
        </table:table-row>
        <table:table-row>
          <table:table-cell table:style-name="Taula1.A1" office:value-type="string">
            <text:p text:style-name="P45">A on:</text:p>
            <text:list text:style-name="L3">
              <text:list-item>
                <text:p text:style-name="P46"><draw:frame draw:style-name="fr1" draw:name="Objecte2" text:anchor-type="as-char" svg:y="-0.379cm" svg:width="0.296cm" svg:height="0.471cm" draw:z-index="1"><draw:object xlink:href="./Object 2" xlink:type="simple" xlink:show="embed" xlink:actuate="onLoad"/><draw:image xlink:href="./ObjectReplacements/Object 2" xlink:type="simple" xlink:show="embed" xlink:actuate="onLoad"/></draw:frame><text:s/>és la Palmàriència en <draw:frame draw:style-name="fr1" draw:name="Objecte3" text:anchor-type="as-char" svg:y="-0.379cm" svg:width="0.81cm" svg:height="0.471cm" draw:z-index="2"><draw:object xlink:href="./Object 3" xlink:type="simple" xlink:show="embed" xlink:actuate="onLoad"/><draw:image xlink:href="./ObjectReplacements/Object 3" xlink:type="simple" xlink:show="embed" xlink:actuate="onLoad"/></draw:frame></text:p>
              </text:list-item>
              <text:list-item>
                <text:p text:style-name="P46"><draw:frame draw:style-name="fr1" draw:name="Objecte4" text:anchor-type="as-char" svg:y="-0.379cm" svg:width="0.358cm" svg:height="0.534cm" draw:z-index="3"><draw:object xlink:href="./Object 4" xlink:type="simple" xlink:show="embed" xlink:actuate="onLoad"/><draw:image xlink:href="./ObjectReplacements/Object 4" xlink:type="simple" xlink:show="embed" xlink:actuate="onLoad"/></draw:frame><text:s/>é<text:span text:style-name="T17">s la Romanèncitat en </text:span><text:span text:style-name="T17"><draw:frame draw:style-name="fr1" draw:name="Objecte5" text:anchor-type="as-char" svg:y="-0.439cm" svg:width="1.42cm" svg:height="0.531cm" draw:z-index="4"><draw:object xlink:href="./Object 5" xlink:type="simple" xlink:show="embed" xlink:actuate="onLoad"/><draw:image xlink:href="./ObjectReplacements/Object 5" xlink:type="simple" xlink:show="embed" xlink:actuate="onLoad"/></draw:frame></text:span></text:p>
              </text:list-item>
              <text:list-item>
                <text:p text:style-name="P46"><draw:frame draw:style-name="fr1" draw:name="Objecte6" text:anchor-type="as-char" svg:y="-0.379cm" svg:width="0.261cm" svg:height="0.471cm" draw:z-index="5"><draw:object xlink:href="./Object 6" xlink:type="simple" xlink:show="embed" xlink:actuate="onLoad"/><draw:image xlink:href="./ObjectReplacements/Object 6" xlink:type="simple" xlink:show="embed" xlink:actuate="onLoad"/></draw:frame><text:s/>é<text:span text:style-name="T17">s el coeficient de correcció</text:span></text:p>
              </text:list-item>
              <text:list-item>
                <text:p text:style-name="P47"><draw:frame draw:style-name="fr1" draw:name="Objecte7" text:anchor-type="as-char" svg:y="-0.379cm" svg:width="0.228cm" svg:height="0.471cm" draw:z-index="6"><draw:object xlink:href="./Object 7" xlink:type="simple" xlink:show="embed" xlink:actuate="onLoad"/><draw:image xlink:href="./ObjectReplacements/Object 7" xlink:type="simple" xlink:show="embed" xlink:actuate="onLoad"/></draw:frame><text:s/>és la mida estàndar mallorquina en <draw:frame draw:style-name="fr1" draw:name="Objecte8" text:anchor-type="as-char" svg:y="-0.379cm" svg:width="0.54cm" svg:height="0.471cm" draw:z-index="7"><draw:object xlink:href="./Object 8" xlink:type="simple" xlink:show="embed" xlink:actuate="onLoad"/><draw:image xlink:href="./ObjectReplacements/Object 8" xlink:type="simple" xlink:show="embed" xlink:actuate="onLoad"/></draw:frame></text:p>
              </text:list-item>
              <text:list-item>
                <text:p text:style-name="P47"><draw:frame draw:style-name="fr1" draw:name="Objecte9" text:anchor-type="as-char" svg:y="-0.379cm" svg:width="0.228cm" svg:height="0.471cm" draw:z-index="8"><draw:object xlink:href="./Object 9" xlink:type="simple" xlink:show="embed" xlink:actuate="onLoad"/><draw:image xlink:href="./ObjectReplacements/Object 9" xlink:type="simple" xlink:show="embed" xlink:actuate="onLoad"/></draw:frame><text:s/>es la constant de Serbal en <draw:frame draw:style-name="fr1" draw:name="Objecte10" text:anchor-type="as-char" svg:y="-0.379cm" svg:width="0.838cm" svg:height="0.471cm" draw:z-index="9"><draw:object xlink:href="./Object 10" xlink:type="simple" xlink:show="embed" xlink:actuate="onLoad"/><draw:image xlink:href="./ObjectReplacements/Object 10" xlink:type="simple" xlink:show="embed" xlink:actuate="onLoad"/></draw:frame></text:p>
              </text:list-item>
            </text:list>
          </table:table-cell>
          <table:table-cell table:style-name="Taula1.A1" office:value-type="string">
            <text:p text:style-name="P43"/>
          </table:table-cell>
        </table:table-row>
      </table:table>
      <text:p text:style-name="P42"/>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general_5f_CIFP_5f_PL" draw:display-name="general_CIFP_PL" xlink:href="Pictures/100000010000031A00000463775A6B73.png" xlink:type="simple" xlink:show="embed" xlink:actuate="onLoad"/>
    <draw:fill-image draw:name="portada_5f_CIFP_5f_PL" draw:display-name="portada_CIFP_PL" xlink:href="Pictures/100000010000031A000004637CE96C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9e2050" loext:opacity="100%"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9e2050"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9e205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9e2050" loext:opacity="100%"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052cm" style:type="center"/>
          <style:tab-stop style:position="16.1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52cm" style:type="center"/>
          <style:tab-stop style:position="16.1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Liberation Sans" fo:font-size="10pt" officeooo:rsid="001145e4" officeooo:paragraph-rsid="001145e4" style:font-size-asian="10pt" style:font-size-complex="10pt"/>
    </style:style>
    <style:style style:name="MP2" style:family="paragraph">
      <style:paragraph-properties fo:text-align="center"/>
    </style:style>
    <style:style style:name="M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8cm" fo:margin-bottom="2.429cm" fo:margin-left="2.48cm" fo:margin-right="2.415cm" style:writing-mode="lr-tb" style:layout-grid-color="#c0c0c0" style:layout-grid-lines="20" style:layout-grid-base-height="0.706cm" style:layout-grid-ruby-height="0.353cm" style:layout-grid-mode="none" style:layout-grid-ruby-below="false" style:layout-grid-print="false" style:layout-grid-display="false" draw:fill="bitmap" draw:fill-image-name="general_5f_CIFP_5f_PL" style:repeat="stretch" draw:fill-image-ref-point-x="0%" draw:fill-image-ref-point-y="0%" draw:fill-image-ref-point="center" style:footnote-max-height="0cm" loext:margin-gutter="0cm">
        <style:background-image xlink:href="Pictures/100000010000031A00000463775A6B7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svg:height="2.1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_5f_CIFP_5f_PL" style:repeat="stretch" draw:fill-image-ref-point-x="0%" draw:fill-image-ref-point-y="0%" draw:fill-image-ref-point="center" style:footnote-max-height="0cm" loext:margin-gutter="0cm">
        <style:background-image xlink:href="Pictures/100000010000031A000004637CE96CD8.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general_5f_CIFP_5f_PL" style:repeat="stretch" draw:fill-image-ref-point-x="0%" draw:fill-image-ref-point-y="0%" draw:fill-image-ref-point="center"/>
    </style:style>
    <style:style style:name="Mdp2" style:family="drawing-page">
      <style:drawing-page-properties draw:fill="bitmap" draw:background-size="full" draw:fill-image-name="portada_5f_CIFP_5f_PL" style:repeat="stretch" draw:fill-image-ref-point-x="0%" draw:fill-image-ref-point-y="0%" draw:fill-image-ref-point="center"/>
    </style:style>
    <style:style style:name="Mdp3"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draw:line text:anchor-type="paragraph" draw:z-index="20" draw:name="Línia horitzontal 1" draw:style-name="Mgr1" draw:text-style-name="MP2" svg:x1="-0.026cm" svg:y1="-0.065cm" svg:x2="16.219cm" svg:y2="-0.065cm"><text:p/></draw:line>Títol del projecte – Subtítol<text:tab/><text:tab/>Pàgina <text:page-number text:select-page="current">12</text:page-number><text:s/>de <text:page-count>12</text:page-count></text:p>
      </style:footer>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8:12:30.583440780</meta:creation-date>
    <dc:date>2026-01-07T12:07:48.612186920</dc:date>
    <meta:editing-duration>PT54M22S</meta:editing-duration>
    <meta:editing-cycles>9</meta:editing-cycles>
    <meta:generator>LibreOffice/25.2.7.2$Linux_X86_64 LibreOffice_project/520$Build-2</meta:generator>
    <meta:document-statistic meta:table-count="1" meta:image-count="0" meta:object-count="10" meta:page-count="12" meta:paragraph-count="176" meta:word-count="1525" meta:character-count="9808" meta:non-whitespace-character-count="8471"/>
  </office:meta>
</office:document-meta>
</file>

<file path=Object 1/content.xml><?xml version="1.0" encoding="utf-8"?>
<math xmlns="http://www.w3.org/1998/Math/MathML" display="block">
  <semantics>
    <mrow>
      <mi>P</mi>
      <mo stretchy="false">=</mo>
      <mrow>
        <munderover>
          <mo stretchy="false">∑</mo>
          <mrow>
            <mi>i</mi>
            <mo stretchy="false">=</mo>
            <mn>0</mn>
          </mrow>
          <mi>n</mi>
        </munderover>
        <mfrac>
          <mrow>
            <msub>
              <mi>Z</mi>
              <mi>i</mi>
            </msub>
            <mo stretchy="false">⋅</mo>
            <mi>α</mi>
          </mrow>
          <mrow>
            <msqrt>
              <mfrac>
                <mi>a</mi>
                <mi mathvariant="normal">Φ</mi>
              </mfrac>
            </msqrt>
            <mo stretchy="false">⋅</mo>
            <msubsup>
              <mi>λ</mi>
              <mi>i</mi>
              <mrow>
                <mn>1</mn>
                <mo stretchy="false">/</mo>
                <mn>2</mn>
              </mrow>
            </msubsup>
          </mrow>
        </mfrac>
      </mrow>
    </mrow>
    <annotation encoding="StarMath 5.0">P = sum from {i=0} to {n} frac {Z_i cdot %alpha}{sqrt {frac a %PHI} cdot %lambda_i^{1/2}} </annotation>
  </semantics>
</math>
</file>

<file path=Object 10/content.xml><?xml version="1.0" encoding="utf-8"?>
<math xmlns="http://www.w3.org/1998/Math/MathML" display="block">
  <semantics>
    <mrow>
      <mtext>kg</mtext>
      <mo stretchy="false">⋅</mo>
      <mtext>h</mtext>
    </mrow>
    <annotation encoding="StarMath 5.0">"kg" cdot "h"</annotation>
  </semantics>
</math>
</file>

<file path=Object 2/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text>MW</mtext>
    <annotation encoding="StarMath 5.0">"MW"</annotation>
  </semantics>
</math>
</file>

<file path=Object 4/content.xml><?xml version="1.0" encoding="utf-8"?>
<math xmlns="http://www.w3.org/1998/Math/MathML" display="block">
  <semantics>
    <msub>
      <mi>Z</mi>
      <mi>i</mi>
    </msub>
    <annotation encoding="StarMath 5.0">Z_i</annotation>
  </semantics>
</math>
</file>

<file path=Object 5/content.xml><?xml version="1.0" encoding="utf-8"?>
<math xmlns="http://www.w3.org/1998/Math/MathML" display="block">
  <semantics>
    <mrow>
      <mrow>
        <mi>μ</mi>
        <mtext>Wb</mtext>
      </mrow>
      <mo stretchy="false">/</mo>
      <msup>
        <mtext>s</mtext>
        <mn>2</mn>
      </msup>
    </mrow>
    <annotation encoding="StarMath 5.0">{%mu "Wb"} / "s"^2</annotation>
  </semantics>
</math>
</file>

<file path=Object 6/content.xml><?xml version="1.0" encoding="utf-8"?>
<math xmlns="http://www.w3.org/1998/Math/MathML" display="block">
  <semantics>
    <mi>α</mi>
    <annotation encoding="StarMath 5.0">%alpha</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text>cm</mtext>
    <annotation encoding="StarMath 5.0">"cm"</annotation>
  </semantics>
</math>
</file>

<file path=Object 9/content.xml><?xml version="1.0" encoding="utf-8"?>
<math xmlns="http://www.w3.org/1998/Math/MathML" display="block">
  <semantics>
    <mi>λ</mi>
    <annotation encoding="StarMath 5.0">%lambda</annotation>
  </semantics>
</math>
</file>